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3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40"><text:s text:c="6"/></text:span><text:span text:style-name="T26">a._x+=b._x; <text:s text:c="2"/>a._y+=b._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91</meta:editing-cycles>
    <meta:print-date>1999-11-04T13:06:28</meta:print-date>
    <meta:creation-date>1999-10-10T10:49:40</meta:creation-date>
    <dc:date>2019-06-11T14:52:05.466114714</dc:date>
    <meta:editing-duration>P27DT17H17M10S</meta:editing-duration>
    <meta:generator>LibreOffice/6.1.5.2$Linux_X86_64 LibreOffice_project/1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